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92cm"/>
    </style:style>
    <style:style style:name="co3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3.8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Count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Part id</text:p>
          </table:table-cell>
          <table:table-cell table:style-name="ce3" office:value-type="string">
            <text:p>Supplier 1</text:p>
          </table:table-cell>
          <table:table-cell table:style-name="ce3" office:value-type="string">
            <text:p>Partnumber 1</text:p>
          </table:table-cell>
          <table:table-cell table:style-name="ce3" office:value-type="string">
            <text:p>Price 1</text:p>
          </table:table-cell>
          <table:table-cell table:style-name="ce3" office:value-type="string">
            <text:p>Price 1000</text:p>
          </table:table-cell>
          <table:table-cell table:style-name="ce3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ytare ALPS SKHH Horizontal</text:p>
          </table:table-cell>
          <table:table-cell office:value-type="string">
            <text:p>S1</text:p>
          </table:table-cell>
          <table:table-cell office:value-type="string">
            <text:p>Elfa</text:p>
          </table:table-cell>
          <table:table-cell office:value-type="string">
            <text:p>35-677-65</text:p>
          </table:table-cell>
          <table:table-cell office:value-type="string">
            <text:p>SEK 2,89</text:p>
          </table:table-cell>
          <table:table-cell office:value-type="string">
            <text:p>SEK 1,49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iftlist 2.54 6-pin</text:p>
          </table:table-cell>
          <table:table-cell office:value-type="string">
            <text:p>JP1,JP4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SAM1035-50-ND </text:p>
          </table:table-cell>
          <table:table-cell office:value-type="string">
            <text:p>USD 2.04</text:p>
          </table:table-cell>
          <table:table-cell office:value-type="string">
            <text:p>USD 1.01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duktance 330 uH, 1A, <text:s/>DO3316P</text:p>
          </table:table-cell>
          <table:table-cell office:value-type="string">
            <text:p>L1</text:p>
          </table:table-cell>
          <table:table-cell office:value-type="string">
            <text:p>Digikey</text:p>
          </table:table-cell>
          <table:table-cell office:value-type="string">
            <text:p>553-1514-1-ND</text:p>
          </table:table-cell>
          <table:table-cell office:value-type="string">
            <text:p>USD 1.28</text:p>
          </table:table-cell>
          <table:table-cell office:value-type="string">
            <text:p>USD 1.05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ystal, SMD, 10 Mhz</text:p>
          </table:table-cell>
          <table:table-cell office:value-type="string">
            <text:p>Q1</text:p>
          </table:table-cell>
          <table:table-cell office:value-type="string">
            <text:p>Digikey</text:p>
          </table:table-cell>
          <table:table-cell office:value-type="string">
            <text:p>887-1050-1-ND</text:p>
          </table:table-cell>
          <table:table-cell office:value-type="string">
            <text:p>USD 0.53</text:p>
          </table:table-cell>
          <table:table-cell office:value-type="string">
            <text:p>USD 0.26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D SMD yellow</text:p>
          </table:table-cell>
          <table:table-cell office:value-type="string">
            <text:p>LED1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pacitance 0.1uF 0805</text:p>
          </table:table-cell>
          <table:table-cell office:value-type="string">
            <text:p>C3,C5</text:p>
          </table:table-cell>
          <table:table-cell office:value-type="string">
            <text:p>Digikey</text:p>
          </table:table-cell>
          <table:table-cell table:style-name="ce4" office:value-type="string">
            <text:p>311-1361-2-ND </text:p>
          </table:table-cell>
          <table:table-cell office:value-type="string">
            <text:p>USD 24/4000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sistance 1K 0805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pacitance 100uF </text:p>
          </table:table-cell>
          <table:table-cell office:value-type="string">
            <text:p>C1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pacitance 330uF</text:p>
          </table:table-cell>
          <table:table-cell office:value-type="string">
            <text:p>C2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M2575S</text:p>
          </table:table-cell>
          <table:table-cell office:value-type="string">
            <text:p>IC4</text:p>
          </table:table-cell>
          <table:table-cell office:value-type="string">
            <text:p>Digikey</text:p>
          </table:table-cell>
          <table:table-cell table:style-name="ce4" office:value-type="string">
            <text:p>LM2575S-3.3/NOPB-ND </text:p>
          </table:table-cell>
          <table:table-cell office:value-type="string">
            <text:p>USD 2.97</text:p>
          </table:table-cell>
          <table:table-cell office:value-type="string">
            <text:p>USD 1.48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CP2551 SOIC</text:p>
          </table:table-cell>
          <table:table-cell office:value-type="string">
            <text:p>IC3</text:p>
          </table:table-cell>
          <table:table-cell office:value-type="string">
            <text:p>Digikey</text:p>
          </table:table-cell>
          <table:table-cell office:value-type="string">
            <text:p>MCP2551-I/SN-ND</text:p>
          </table:table-cell>
          <table:table-cell office:value-type="string">
            <text:p>USD 1.12</text:p>
          </table:table-cell>
          <table:table-cell office:value-type="string">
            <text:p>USD 0.78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od NUP2105L</text:p>
          </table:table-cell>
          <table:table-cell office:value-type="string">
            <text:p>D2</text:p>
          </table:table-cell>
          <table:table-cell office:value-type="string">
            <text:p>Digikey</text:p>
          </table:table-cell>
          <table:table-cell table:style-name="ce5" office:value-type="string">
            <text:p>NUP2105LT1GOSCT-ND</text:p>
          </table:table-cell>
          <table:table-cell table:style-name="ce4" office:value-type="string">
            <text:p>USD 0.50</text:p>
          </table:table-cell>
          <table:table-cell office:value-type="string">
            <text:p>USD 0.17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croprocessor PIC18F2580</text:p>
          </table:table-cell>
          <table:table-cell office:value-type="string">
            <text:p>IC1</text:p>
          </table:table-cell>
          <table:table-cell office:value-type="string">
            <text:p>Microchip direct</text:p>
          </table:table-cell>
          <table:table-cell office:value-type="string">
            <text:p>PIC18F2580-I/SO-ND</text:p>
          </table:table-cell>
          <table:table-cell office:value-type="string">
            <text:p>USD 5.51</text:p>
          </table:table-cell>
          <table:table-cell office:value-type="string">
            <text:p>USD 5.24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LN2003AD</text:p>
          </table:table-cell>
          <table:table-cell office:value-type="string">
            <text:p>IC2</text:p>
          </table:table-cell>
          <table:table-cell office:value-type="string">
            <text:p>Digikey</text:p>
          </table:table-cell>
          <table:table-cell office:value-type="string">
            <text:p>296-1368-1-ND</text:p>
          </table:table-cell>
          <table:table-cell office:value-type="string">
            <text:p>USD 0.68</text:p>
          </table:table-cell>
          <table:table-cell office:value-type="string">
            <text:p>USD 0.23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sistance 10K 0805</text:p>
          </table:table-cell>
          <table:table-cell office:value-type="string">
            <text:p>R2,R4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pacitance 15pF 0805</text:p>
          </table:table-cell>
          <table:table-cell office:value-type="string">
            <text:p>C4,C6</text:p>
          </table:table-cell>
          <table:table-cell office:value-type="string">
            <text:p>Digikey</text:p>
          </table:table-cell>
          <table:table-cell table:style-name="ce4" office:value-type="string">
            <text:p>709-1170-2-ND </text:p>
          </table:table-cell>
          <table:table-cell office:value-type="string">
            <text:p>USD28.80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iode 1N5819 <text:s/>SOD123</text:p>
          </table:table-cell>
          <table:table-cell office:value-type="string">
            <text:p>D1</text:p>
          </table:table-cell>
          <table:table-cell office:value-type="string">
            <text:p>Digikey</text:p>
          </table:table-cell>
          <table:table-cell table:style-name="ce4" office:value-type="string">
            <text:p>1N5819HW-FDICT-ND </text:p>
          </table:table-cell>
          <table:table-cell office:value-type="string">
            <text:p>USD 0.48</text:p>
          </table:table-cell>
          <table:table-cell office:value-type="string">
            <text:p>USD 0.10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/>
          <table:table-cell office:value-type="string">
            <text:p>Pcbcart</text:p>
          </table:table-cell>
          <table:table-cell/>
          <table:table-cell office:value-type="string">
            <text:p>USD 2.05</text:p>
          </table:table-cell>
          <table:table-cell office:value-type="string">
            <text:p>USD 1.29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rminating block 10-pol</text:p>
          </table:table-cell>
          <table:table-cell/>
          <table:table-cell office:value-type="string">
            <text:p>Digikey</text:p>
          </table:table-cell>
          <table:table-cell table:style-name="ce4" office:value-type="string">
            <text:p>ED2737-ND </text:p>
          </table:table-cell>
          <table:table-cell office:value-type="string">
            <text:p>USD 1.46</text:p>
          </table:table-cell>
          <table:table-cell office:value-type="string">
            <text:p>USD 0.87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J-45 connector</text:p>
          </table:table-cell>
          <table:table-cell office:value-type="string">
            <text:p>J2</text:p>
          </table:table-cell>
          <table:table-cell office:value-type="string">
            <text:p>Digikey</text:p>
          </table:table-cell>
          <table:table-cell table:style-name="ce4" office:value-type="string">
            <text:p>151-1099-ND </text:p>
          </table:table-cell>
          <table:table-cell office:value-type="string">
            <text:p>USD 0.70</text:p>
          </table:table-cell>
          <table:table-cell office:value-type="string">
            <text:p>USD 0.49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5">2011-09-15</text:date>, <text:time>09:2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5DT20H2M58S</meta:editing-duration>
    <meta:editing-cycles>32</meta:editing-cycles>
    <meta:generator>OpenOffice.org/3.3$Win32 OpenOffice.org_project/330m20$Build-9567</meta:generator>
    <dc:date>2011-09-15T09:29:58.67</dc:date>
    <dc:creator>Åke Hedman</dc:creator>
    <meta:printed-by>Åke Hedman</meta:printed-by>
    <meta:print-date>2011-09-15T09:23:02.18</meta:print-date>
    <meta:document-statistic meta:table-count="3" meta:cell-count="122" meta:object-count="0"/>
    <meta:user-defined meta:name="Info 1"/>
    <meta:user-defined meta:name="Info 2"/>
    <meta:user-defined meta:name="Info 3"/>
    <meta:user-defined meta:name="Info 4"/>
  </office:meta>
</office:document-meta>
</file>